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 style:list-style-name="L1">
      <style:text-properties style:font-name="Arial" fo:font-size="12pt" style:font-size-asian="12pt" style:font-size-complex="12pt"/>
    </style:style>
    <style:style style:name="P3" style:family="paragraph" style:parent-style-name="Standard" style:list-style-name="L2">
      <style:text-properties style:font-name="Arial" fo:font-size="12pt" style:font-size-asian="12pt" style:font-size-complex="12pt"/>
    </style:style>
    <style:style style:name="P4" style:family="paragraph" style:parent-style-name="Standard" style:list-style-name="L3">
      <style:text-properties style:font-name="Arial" fo:font-size="12pt" style:font-size-asian="12pt" style:font-size-complex="12pt"/>
    </style:style>
    <style:style style:name="P5" style:family="paragraph" style:parent-style-name="Standard" style:list-style-name="L4">
      <style:text-properties style:font-name="Arial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25712523975024044" text:style-name="L1">
        <text:list-item>
          <text:p text:style-name="P2">Hauptmenu</text:p>
        </text:list-item>
      </text:list>
      <text:list xml:id="list7207627436045048236" text:style-name="L2">
        <text:list-header>
          <text:p text:style-name="P3">- Level</text:p>
          <text:p text:style-name="P3">- Laden/Shop</text:p>
          <text:p text:style-name="P3">- Einstellungen</text:p>
          <text:p text:style-name="P3">- Verlassen</text:p>
        </text:list-header>
      </text:list>
      <text:p text:style-name="P1"/>
      <text:list xml:id="list1520958304464265659" text:style-name="L3">
        <text:list-item>
          <text:p text:style-name="P4">Sammelbahre Währung</text:p>
        </text:list-item>
        <text:list-item>
          <text:p text:style-name="P4">Gegner</text:p>
        </text:list-item>
        <text:list-item>
          <text:p text:style-name="P4">Boss-Gegner</text:p>
        </text:list-item>
        <text:list-item>
          <text:p text:style-name="P4">Level designe</text:p>
        </text:list-item>
        <text:list-item>
          <text:p text:style-name="P4">Sonderwährung zur vervollständigung von Leveln</text:p>
        </text:list-item>
        <text:list-item>
          <text:p text:style-name="P4">Musik</text:p>
        </text:list-item>
        <text:list-item>
          <text:p text:style-name="P4">Graphiken</text:p>
        </text:list-item>
      </text:list>
      <text:p text:style-name="P1"/>
      <text:p text:style-name="P1"/>
      <text:p text:style-name="P1">Ingame inhalte</text:p>
      <text:list xml:id="list6250361684545324506" text:style-name="L4">
        <text:list-item>
          <text:p text:style-name="P5">Nahkampf Waffen</text:p>
        </text:list-item>
        <text:list-item>
          <text:p text:style-name="P5">Bomben</text:p>
        </text:list-item>
        <text:list-item>
          <text:p text:style-name="P5">Power Ups</text:p>
        </text:list-item>
      </text:list>
      <text:p text:style-name="P1"/>
      <text:p text:style-name="P1"/>
      <text:p text:style-name="P1">Map inhalte</text:p>
      <text:p text:style-name="P1">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22S</meta:editing-duration>
    <meta:editing-cycles>3</meta:editing-cycles>
    <meta:generator>OpenOffice/4.1.4$Win32 OpenOffice.org_project/414m5$Build-9788</meta:generator>
    <dc:date>2021-11-22T17:46:51.18</dc:date>
    <meta:document-statistic meta:table-count="0" meta:image-count="0" meta:object-count="0" meta:page-count="1" meta:paragraph-count="18" meta:word-count="47" meta:character-count="246"/>
    <dc:creator>lukas lukas</dc:creator>
    <meta:user-defined meta:name="Info 1"/>
    <meta:user-defined meta:name="Info 2"/>
    <meta:user-defined meta:name="Info 3"/>
    <meta:user-defined meta:name="Info 4"/>
  </office:meta>
</office:document-meta>
</file>